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1526218403094756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<text:soft-page-break/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<text:soft-page-break/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yntaxe chaque ligne</text:p>
                          <text:list>
                            <text:list-item>
                              <text:p text:style-name="P1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er l'outils graphique</text:p>
                      <text:list>
                        <text:list-item>
                          <text:p text:style-name="P1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">les outiles de gestion de paquets</text:p>
                      <text:list>
                        <text:list-item>
                          <text:p text:style-name="P1">deux programmes en console célèbres de gestion de paquets</text:p>
                          <text:list>
                            <text:list-item>
                              <text:p text:style-name="P1">apt-get</text:p>
                            </text:list-item>
                            <text:list-item>
                              <text:p text:style-name="P1">aptitude</text:p>
                            </text:list-item>
                          </text:list>
                        </text:list-item>
                        <text:list-item>
                          <text:p text:style-name="P1">on va ici regarder apt-get</text:p>
                        </text:list-item>
                        <text:list-item>
                          <text:p text:style-name="P1">étapes de téléchargement d'un paquet</text:p>
                          <text:list>
                            <text:list-item>
                              <text:p text:style-name="P1">apt-get update (optionnel)</text:p>
                              <text:list>
                                <text:list-item>
                                  <text:p text:style-name="P1">pour mettre a jour le cache si pas déjà fait</text:p>
                                </text:list-item>
                                <text:list-item>
                                  <text:p text:style-name="P1">télécharge la nouvelle liste des paquets proposés par le dépôt</text:p>
                                </text:list-item>
                                <text:list-item>
                                  <text:p text:style-name="P1">a faire en root</text:p>
                                </text:list-item>
                                <text:list-item>
                                  <text:p text:style-name="P1">a faire</text:p>
                                  <text:list>
                                    <text:list-item>
                                      <text:p text:style-name="P1">quand on change ou ajoute un dépôt</text:p>
                                    </text:list-item>
                                    <text:list-item>
                                      <text:p text:style-name="P1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pt-cache search recherche (optionnel) : pour chercher le nom du paquet si on connait pas le nom exacte</text:p>
                            </text:list-item>
                            <text:list-item>
                              <text:p text:style-name="P1">pour description : apt-cache show paquet</text:p>
                            </text:list-item>
                            <text:list-item>
                              <text:p text:style-name="P1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t-get autoremove : supprimer un paquet</text:p>
                  <text:list>
                    <text:list-item>
                      <text:p text:style-name="P1">apt-get remove paquet : supprime paquet mais pas dépendances inutiles</text:p>
                    </text:list-item>
                    <text:list-item>
                      <text:p text:style-name="P1">apt-get autoremove paquet : supprime le paquet ET les dépendances inutiles</text:p>
                    </text:list-item>
                  </text:list>
                </text:list-item>
                <text:list-item>
                  <text:p text:style-name="P1">apt-get upgrade : mettre à jour tous les paquets</text:p>
                  <text:list>
                    <text:list-item>
                      <text:p text:style-name="P1">apt-get upgrade : met a jour la totalité des paquets</text:p>
                    </text:list-item>
                    <text:list-item>
                      <text:p text:style-name="P1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6T23:26:15</dc:date>
    <dc:creator>yjfjyf jjku</dc:creator>
    <meta:editing-duration>PT11H15M51S</meta:editing-duration>
    <meta:editing-cycles>439</meta:editing-cycles>
    <meta:document-statistic meta:table-count="0" meta:image-count="0" meta:object-count="0" meta:page-count="14" meta:paragraph-count="637" meta:word-count="4837" meta:character-count="25156"/>
  </office:meta>
</office:document-meta>
</file>